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officeooo:rsid="002024fb" officeooo:paragraph-rsid="002024fb"/>
    </style:style>
    <style:style style:name="P2" style:family="paragraph" style:parent-style-name="Standard">
      <style:paragraph-properties fo:margin-top="0.101cm" fo:margin-bottom="0.101cm" style:contextual-spacing="false"/>
      <style:text-properties officeooo:rsid="002208cc" officeooo:paragraph-rsid="002208cc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14pt" style:text-underline-style="solid" style:text-underline-width="auto" style:text-underline-color="font-color" fo:font-weight="bold" officeooo:rsid="001df9f2" officeooo:paragraph-rsid="001df9f2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13pt" fo:font-weight="bold" officeooo:rsid="002b290f" officeooo:paragraph-rsid="002b290f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margin-top="0.101cm" fo:margin-bottom="0.101cm" style:contextual-spacing="false"/>
      <style:text-properties fo:font-size="13pt" fo:font-weight="bold" officeooo:rsid="002fb5df" officeooo:paragraph-rsid="002fb5d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fo:font-size="13pt" fo:font-weight="bold" officeooo:rsid="0031033d" officeooo:paragraph-rsid="0031033d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df9f2" officeooo:paragraph-rsid="002b290f"/>
    </style:style>
    <style:style style:name="P8" style:family="paragraph" style:parent-style-name="Standard">
      <style:paragraph-properties fo:margin-top="0.101cm" fo:margin-bottom="0.101cm" style:contextual-spacing="false"/>
      <style:text-properties fo:color="#c9211e" loext:opacity="100%" officeooo:rsid="002fb5df" officeooo:paragraph-rsid="002fb5df"/>
    </style:style>
    <style:style style:name="P9" style:family="paragraph" style:parent-style-name="Standard">
      <style:paragraph-properties fo:margin-top="0.101cm" fo:margin-bottom="0.101cm" style:contextual-spacing="false"/>
      <style:text-properties fo:font-size="10pt" officeooo:rsid="002fb5df" officeooo:paragraph-rsid="002fb5df" style:font-size-asian="10pt" style:font-size-complex="10pt"/>
    </style:style>
    <style:style style:name="P10" style:family="paragraph" style:parent-style-name="Standard">
      <style:paragraph-properties fo:margin-top="0.101cm" fo:margin-bottom="0.101cm" style:contextual-spacing="false"/>
      <style:text-properties fo:font-size="10pt" officeooo:rsid="00219e3d" officeooo:paragraph-rsid="00219e3d" style:font-size-asian="10pt" style:font-size-complex="10pt"/>
    </style:style>
    <style:style style:name="P11" style:family="paragraph" style:parent-style-name="Standard">
      <style:paragraph-properties fo:margin-top="0.101cm" fo:margin-bottom="0.101cm" style:contextual-spacing="false"/>
      <style:text-properties fo:font-size="14pt" style:text-underline-style="solid" style:text-underline-width="auto" style:text-underline-color="font-color" fo:font-weight="bold" officeooo:rsid="001df9f2" officeooo:paragraph-rsid="001df9f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101cm" fo:margin-bottom="0.101cm" style:contextual-spacing="false"/>
      <style:text-properties fo:font-size="14pt" style:text-underline-style="solid" style:text-underline-width="auto" style:text-underline-color="font-color" fo:font-weight="bold" officeooo:rsid="0034c85c" officeooo:paragraph-rsid="0034c85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101cm" fo:margin-bottom="0.101cm" style:contextual-spacing="false"/>
      <style:text-properties fo:font-size="14pt" style:text-underline-style="solid" style:text-underline-width="auto" style:text-underline-color="font-color" fo:font-weight="bold" officeooo:rsid="0034e3a3" officeooo:paragraph-rsid="0034e3a3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.101cm" fo:margin-bottom="0.101cm" style:contextual-spacing="false"/>
      <style:text-properties fo:font-size="12pt" style:text-underline-style="none" fo:font-weight="bold" officeooo:rsid="0034c85c" officeooo:paragraph-rsid="0034c85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.101cm" fo:margin-bottom="0.101cm" style:contextual-spacing="false"/>
      <style:text-properties officeooo:rsid="00324f4e" officeooo:paragraph-rsid="00324f4e"/>
    </style:style>
    <style:style style:name="P16" style:family="paragraph" style:parent-style-name="Standard">
      <style:paragraph-properties fo:margin-top="0.101cm" fo:margin-bottom="0.101cm" style:contextual-spacing="false"/>
      <style:text-properties fo:font-size="13pt" fo:font-weight="bold" officeooo:rsid="0034c85c" officeooo:paragraph-rsid="0034c85c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margin-top="0.101cm" fo:margin-bottom="0.101cm" style:contextual-spacing="false"/>
      <style:text-properties fo:font-size="13pt" style:text-underline-style="none" fo:font-weight="bold" officeooo:rsid="0034e3a3" officeooo:paragraph-rsid="0034e3a3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 fo:margin-top="0.101cm" fo:margin-bottom="0.101cm" style:contextual-spacing="false"/>
      <style:text-properties officeooo:rsid="001df9f2" officeooo:paragraph-rsid="002b290f"/>
    </style:style>
    <style:style style:name="P19" style:family="paragraph" style:parent-style-name="Standard">
      <style:paragraph-properties fo:margin-top="0.101cm" fo:margin-bottom="0.101cm" style:contextual-spacing="false"/>
      <style:text-properties fo:color="#c9211e" loext:opacity="100%" fo:font-weight="bold" officeooo:rsid="0038d73f" officeooo:paragraph-rsid="0038d73f" style:font-weight-asian="bold" style:font-weight-complex="bold"/>
    </style:style>
    <style:style style:name="P20" style:family="paragraph" style:parent-style-name="Standard">
      <style:paragraph-properties fo:margin-top="0.101cm" fo:margin-bottom="0.101cm" style:contextual-spacing="false"/>
      <style:text-properties officeooo:rsid="002208cc" officeooo:paragraph-rsid="002208cc"/>
    </style:style>
    <style:style style:name="P21" style:family="paragraph" style:parent-style-name="Standard">
      <style:paragraph-properties fo:margin-top="0.101cm" fo:margin-bottom="0.101cm" style:contextual-spacing="false"/>
      <style:text-properties fo:font-size="10pt" officeooo:rsid="003f852d" officeooo:paragraph-rsid="003f852d" style:font-size-asian="8.75pt" style:font-size-complex="10pt"/>
    </style:style>
    <style:style style:name="T1" style:family="text">
      <style:text-properties officeooo:rsid="001e0a65"/>
    </style:style>
    <style:style style:name="T2" style:family="text">
      <style:text-properties style:use-window-font-color="true" loext:opacity="0%" officeooo:rsid="001e0a65"/>
    </style:style>
    <style:style style:name="T3" style:family="text">
      <style:text-properties style:use-window-font-color="true" loext:opacity="0%" officeooo:rsid="002b290f"/>
    </style:style>
    <style:style style:name="T4" style:family="text">
      <style:text-properties style:use-window-font-color="true" loext:opacity="0%" officeooo:rsid="003771c5"/>
    </style:style>
    <style:style style:name="T5" style:family="text">
      <style:text-properties officeooo:rsid="00218900"/>
    </style:style>
    <style:style style:name="T6" style:family="text">
      <style:text-properties officeooo:rsid="002362bf"/>
    </style:style>
    <style:style style:name="T7" style:family="text">
      <style:text-properties officeooo:rsid="00247860"/>
    </style:style>
    <style:style style:name="T8" style:family="text">
      <style:text-properties officeooo:rsid="002b290f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3771c5"/>
    </style:style>
    <style:style style:name="T11" style:family="text">
      <style:text-properties officeooo:rsid="002fb5df"/>
    </style:style>
    <style:style style:name="T12" style:family="text">
      <style:text-properties officeooo:rsid="0034c85c"/>
    </style:style>
    <style:style style:name="T13" style:family="text">
      <style:text-properties officeooo:rsid="0036dd30"/>
    </style:style>
    <style:style style:name="T14" style:family="text">
      <style:text-properties officeooo:rsid="003771c5"/>
    </style:style>
    <style:style style:name="T15" style:family="text">
      <style:text-properties officeooo:rsid="00388f1f"/>
    </style:style>
    <style:style style:name="T16" style:family="text">
      <style:text-properties officeooo:rsid="003a13bf"/>
    </style:style>
    <style:style style:name="T17" style:family="text">
      <style:text-properties officeooo:rsid="003b5ae2"/>
    </style:style>
    <style:style style:name="T18" style:family="text">
      <style:text-properties officeooo:rsid="003bd010"/>
    </style:style>
    <style:style style:name="T19" style:family="text">
      <style:text-properties officeooo:rsid="003d8b94"/>
    </style:style>
    <style:style style:name="T20" style:family="text">
      <style:text-properties officeooo:rsid="0040db55"/>
    </style:style>
    <style:style style:name="T21" style:family="text">
      <style:text-properties officeooo:rsid="00418809"/>
    </style:style>
    <style:style style:name="T22" style:family="text">
      <style:text-properties officeooo:rsid="0042e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troduction</text:p>
      <text:p text:style-name="P14">Individual drugs + GDSC</text:p>
      <text:p text:style-name="P14">Drug combination effects + GDSCC</text:p>
      <text:p text:style-name="P3">Methodology</text:p>
      <text:p text:style-name="P4">Data Source<text:span text:style-name="T13">s</text:span></text:p>
      <text:p text:style-name="P7"><text:span text:style-name="T1">Survivability of </text:span><text:span text:style-name="T13">cancer </text:span><text:span text:style-name="T1">cell lines</text:span> when exposed to numerous pharmacological <text:span text:style-name="T16">compounds, or ‘drugs’,</text:span> was taken from GDSC <text:span text:style-name="T13">and GDSCC</text:span>. <text:span text:style-name="T1">This data took the form of </text:span><text:span text:style-name="T2">drug lethality</text:span><text:span text:style-name="T1"> for cell lines when exposed to these drugs, as well as controls. For each drug-gene pair, there were numerous cell lines demonstrating mutations within the given gene. </text:span><text:span text:style-name="T8">The </text:span><text:span text:style-name="T14">individual-drug GDSC datasets contained</text:span><text:span text:style-name="T3"> </text:span><text:span text:style-name="T4">542</text:span><text:span text:style-name="T3"> pharm</text:span><text:span text:style-name="T8">acological </text:span><text:span text:style-name="T15">compounds</text:span><text:span text:style-name="T8"> and their </text:span><text:span text:style-name="T14">impact on the survivability of 978 </text:span><text:span text:style-name="T8">cell lines. </text:span><text:span text:style-name="T14">Utilising CRISPR-derived gene dependency data for each cell line taken from </text:span><text:span text:style-name="T10">INSERT CRISPR DEPENDENCY SOURCE HERE</text:span><text:span text:style-name="T14"> gives us the correlation between these 542 pharmacological compounds and </text:span><text:span text:style-name="T8">their interaction with </text:span><text:span text:style-name="T14">18,443 </text:span><text:span text:style-name="T8">genes.</text:span></text:p>
      <text:p text:style-name="P19">GDSCC stats here</text:p>
      <text:p text:style-name="P5">Survivability correlation calculation</text:p>
      <text:p text:style-name="P7"><text:span text:style-name="T1">The efficacy of drugs on these cell lines was compressed into a single ‘survivability correlation’, </text:span><text:span text:style-name="T11">calculated using algorithm 1 below, </text:span><text:span text:style-name="T1">using code designed by Pearl, L.. </text:span><text:span text:style-name="T12">In short, the IC50 sensitivity scores from drug-cell line experiments in GDSC and GDSCC are compared to CRISPR knockout-derived cell line-gene dependency correlations gathered elsewhere. These two measures are tested against each other using a Pearson’s correlation coefficient to predict drug-gene dependencies, or survivability correlations.</text:span><text:span text:style-name="T1"> From here, we obtain a matrix of survivability correlations between pharmacological drugs and gene knockouts </text:span><text:span text:style-name="T12">or, in the case of GDSCC, a matrix between pharmacological drug combinations and gene knockouts</text:span><text:span text:style-name="T1">.</text:span></text:p>
      <text:p text:style-name="P9">Algorithm 1: Survivability correlation calculation</text:p>
      <text:p text:style-name="P8">INSERT ALGORITHM FOR CALCULATING SURVIVABILITY CORRELATION</text:p>
      <text:p text:style-name="P6">Survivability Threshold</text:p>
      <text:p text:style-name="P1">From this <text:span text:style-name="T17">survivability correlation </text:span>matrix we can extract the <text:span text:style-name="T17">correlations</text:span> for genes per given drug, giving us a distribution of gene survivability correlations for each individual drug. <text:span text:style-name="T5">This distribution is used to calculate ‘survivability thresholds’ for each drug; any gene above the calculated survivability threshold is considered a strong target which the drug affects. See algorithm </text:span><text:span text:style-name="T11">2</text:span><text:span text:style-name="T5"> below for how these thresholds are calculated.</text:span></text:p>
      <text:p text:style-name="P10">Algorithm <text:span text:style-name="T11">2</text:span>: Survivability threshold calculation</text:p>
      <text:p text:style-name="P2">{Dip test result &lt; <text:span text:style-name="T19">0.6</text:span> <text:span text:style-name="T7">OR equation below leads to unusable threshold</text:span>→ <text:span text:style-name="T6">mean + (3*standard deviation)</text:span></text:p>
      <text:p text:style-name="P2">{<text:span text:style-name="T7">Dip test result &gt;= 0.6 → max(mu1, mu2) + 3*(max(sigma1, sigma2))</text:span></text:p>
      <text:p text:style-name="P21">Where mu1, mu2, sigma1 and sigma2 are fitted variables calculated for the curve <text:span text:style-name="T9">INSERT BIMODAL CURVE EQUATION HERE</text:span></text:p>
      <text:p text:style-name="P15">With the survivability threshold calculated, we can determine which genes appear to act as ‘strong’ targets for each drug <text:span text:style-name="T20">and vice versa</text:span>, <text:span text:style-name="T20">henceforth referred to as ‘survivability correlation-predicted (SCP) targets’</text:span>. This can be compared to known drug targets, <text:span text:style-name="T21">found </text:span>through DrugBank, ChEMBL, <text:span text:style-name="T21">PubChem, etc.,</text:span> to investigate whether these official targets align with our <text:span text:style-name="T22">predictions</text:span>.</text:p>
      <text:p text:style-name="P16">SCP-true target comparisons</text:p>
      <text:p text:style-name="P3">Results</text:p>
      <text:p text:style-name="P17">SC distributions</text:p>
      <text:p text:style-name="P17"><text:soft-page-break/>Drug combination results</text:p>
      <text:p text:style-name="P17">SCP-true target comparisons</text:p>
      <text:p text:style-name="P13">Discus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</meta:initial-creator>
    <meta:creation-date>2026-01-21T16:32:43.937000000</meta:creation-date>
    <dc:date>2026-03-04T17:21:33.307347636</dc:date>
    <meta:editing-duration>PT3H48M30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417" meta:character-count="2942" meta:non-whitespace-character-count="2549"/>
  </office:meta>
</office:document-meta>
</file>